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2.374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57cm" svg:height="6.666cm" svg:x="13.839cm" svg:y="11.23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374cm" svg:height="8.109cm" svg:x="3.147cm" svg:y="3.74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889cm" svg:height="0.889cm" svg:x="1.623cm" svg:y="5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067cm" svg:y1="6.835cm" svg:x2="2.067cm" svg:y2="8.105cm">
            <text:p/>
          </draw:line>
          <draw:line draw:style-name="gr4" draw:text-style-name="P2" draw:layer="layout" svg:x1="1.369cm" svg:y1="7.216cm" svg:x2="2.766cm" svg:y2="7.216cm">
            <text:p/>
          </draw:line>
          <draw:polyline draw:style-name="gr5" draw:text-style-name="P2" draw:layer="layout" svg:width="0.915cm" svg:height="0.844cm" draw:transform="rotate (0.982794901798007) translate (1.559cm 8.8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3cm 5.4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7cm 5.4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099cm 5.4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.755cm" svg:height="0.725cm" svg:x="1.194cm" svg:y="5.249cm">
          <draw:text-box>
            <text:p><text:span text:style-name="T1">user 1</text:span></text:p>
          </draw:text-box>
        </draw:frame>
        <draw:frame draw:style-name="gr8" draw:text-style-name="P3" draw:layer="layout" svg:width="2.513cm" svg:height="0.725cm" svg:x="15.038cm" svg:y="11.555cm">
          <draw:text-box>
            <text:p><text:span text:style-name="T1">qccserver</text:span></text:p>
          </draw:text-box>
        </draw:frame>
        <draw:custom-shape draw:style-name="gr9" draw:text-style-name="P1" draw:layer="layout" svg:width="3.173cm" svg:height="3.256cm" svg:x="4.587cm" svg:y="7.6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4" draw:id="id4" draw:layer="layout" svg:width="2.609cm" svg:height="0.889cm" svg:x="4.834cm" svg:y="7.9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2.609cm" svg:height="0.889cm" svg:x="4.834cm" svg:y="8.8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609cm" svg:height="0.889cm" svg:x="4.834cm" svg:y="9.7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394cm" svg:height="0.725cm" svg:x="4.996cm" svg:y="10.948cm">
          <draw:text-box>
            <text:p><text:span text:style-name="T1">qclserver</text:span></text:p>
          </draw:text-box>
        </draw:frame>
        <draw:custom-shape draw:style-name="gr9" draw:text-style-name="P1" draw:layer="layout" svg:width="3.173cm" svg:height="2.231cm" svg:x="14.708cm" svg:y="12.34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" draw:id="id1" draw:layer="layout" svg:width="2.609cm" svg:height="0.889cm" svg:x="14.99cm" svg:y="12.544cm">
          <text:p text:style-name="P1"><text:span text:style-name="T2">cchann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2.609cm" svg:height="0.889cm" svg:x="14.99cm" svg:y="13.439cm">
          <text:p text:style-name="P1"><text:span text:style-name="T2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4.99cm" svg:y1="12.988cm" svg:x2="7.443cm" svg:y2="9.276cm" draw:start-shape="id1" draw:start-glue-point="3" draw:end-shape="id2" draw:end-glue-point="1" svg:d="m14990 12988-7547-3712">
          <text:p/>
        </draw:connector>
        <draw:frame draw:style-name="gr7" draw:text-style-name="P3" draw:layer="layout" svg:width="2.106cm" svg:height="0.725cm" svg:x="6.547cm" svg:y="3.853cm">
          <draw:text-box>
            <text:p><text:span text:style-name="T1">qcapp 2</text:span></text:p>
          </draw:text-box>
        </draw:frame>
        <draw:custom-shape draw:style-name="gr9" draw:text-style-name="P1" draw:layer="layout" svg:width="2.52cm" svg:height="1.506cm" svg:x="6.292cm" svg:y="4.5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5" draw:id="id5" draw:layer="layout" svg:width="1.925cm" svg:height="0.889cm" svg:x="6.59cm" svg:y="4.8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06cm" svg:height="0.725cm" svg:x="3.646cm" svg:y="3.853cm">
          <draw:text-box>
            <text:p><text:span text:style-name="T1">qcapp 1</text:span></text:p>
          </draw:text-box>
        </draw:frame>
        <draw:custom-shape draw:style-name="gr9" draw:text-style-name="P1" draw:layer="layout" svg:width="2.52cm" svg:height="1.506cm" svg:x="3.391cm" svg:y="4.5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3" draw:id="id3" draw:layer="layout" svg:width="1.925cm" svg:height="0.889cm" svg:x="3.689cm" svg:y="4.8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.651cm" svg:y1="5.769cm" svg:x2="6.138cm" svg:y2="7.937cm" draw:start-shape="id3" draw:start-glue-point="2" draw:end-shape="id4" draw:end-glue-point="0" svg:d="m4651 5769 1487 2168">
          <text:p/>
        </draw:connector>
        <draw:connector draw:style-name="gr12" draw:text-style-name="P1" draw:layer="layout" draw:type="line" svg:x1="7.552cm" svg:y1="5.769cm" svg:x2="6.138cm" svg:y2="7.937cm" draw:start-shape="id5" draw:start-glue-point="2" draw:end-shape="id4" draw:end-glue-point="0" svg:d="m7552 5769-1414 2168">
          <text:p/>
        </draw:connector>
        <draw:custom-shape draw:style-name="gr1" draw:text-style-name="P1" draw:layer="layout" svg:width="7.374cm" svg:height="8.246cm" svg:x="3.148cm" svg:y="12.819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" draw:layer="layout" svg:width="0.889cm" svg:height="0.889cm" svg:x="1.624cm" svg:y="15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2" draw:layer="layout" svg:x1="2.068cm" svg:y1="15.935cm" svg:x2="2.068cm" svg:y2="17.205cm">
            <text:p/>
          </draw:line>
          <draw:line draw:style-name="gr15" draw:text-style-name="P2" draw:layer="layout" svg:x1="1.37cm" svg:y1="16.316cm" svg:x2="2.767cm" svg:y2="16.316cm">
            <text:p/>
          </draw:line>
          <draw:polyline draw:style-name="gr16" draw:text-style-name="P2" draw:layer="layout" svg:width="0.915cm" svg:height="0.844cm" draw:transform="rotate (0.982794901798007) translate (1.56cm 17.9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4cm 14.5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8cm 14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1cm 14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.755cm" svg:height="0.725cm" svg:x="1.195cm" svg:y="14.349cm">
          <draw:text-box>
            <text:p><text:span text:style-name="T1">user 2</text:span></text:p>
          </draw:text-box>
        </draw:frame>
        <draw:custom-shape draw:style-name="gr9" draw:text-style-name="P1" draw:layer="layout" svg:width="3.173cm" svg:height="3.256cm" svg:x="4.588cm" svg:y="16.7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7" draw:id="id7" draw:layer="layout" svg:width="2.609cm" svg:height="0.889cm" svg:x="4.835cm" svg:y="17.0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609cm" svg:height="0.889cm" svg:x="4.835cm" svg:y="17.9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609cm" svg:height="0.889cm" svg:x="4.835cm" svg:y="18.8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06cm" svg:height="0.725cm" svg:x="6.548cm" svg:y="12.953cm">
          <draw:text-box>
            <text:p><text:span text:style-name="T1">qcapp 2</text:span></text:p>
          </draw:text-box>
        </draw:frame>
        <draw:custom-shape draw:style-name="gr9" draw:text-style-name="P1" draw:layer="layout" svg:width="2.52cm" svg:height="1.506cm" svg:x="6.293cm" svg:y="13.6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1.925cm" svg:height="0.889cm" svg:x="6.591cm" svg:y="13.9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06cm" svg:height="0.725cm" svg:x="3.647cm" svg:y="12.953cm">
          <draw:text-box>
            <text:p><text:span text:style-name="T1">qcapp 1</text:span></text:p>
          </draw:text-box>
        </draw:frame>
        <draw:custom-shape draw:style-name="gr9" draw:text-style-name="P1" draw:layer="layout" svg:width="2.52cm" svg:height="1.506cm" svg:x="3.392cm" svg:y="13.6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6" draw:id="id6" draw:layer="layout" svg:width="1.925cm" svg:height="0.889cm" svg:x="3.69cm" svg:y="13.9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.652cm" svg:y1="14.869cm" svg:x2="6.139cm" svg:y2="17.037cm" draw:start-shape="id6" draw:start-glue-point="2" draw:end-shape="id7" draw:end-glue-point="0" svg:d="m4652 14869 1487 2168">
          <text:p/>
        </draw:connector>
        <draw:connector draw:style-name="gr12" draw:text-style-name="P1" draw:layer="layout" draw:type="line" svg:x1="7.553cm" svg:y1="14.869cm" svg:x2="6.139cm" svg:y2="17.037cm" draw:start-shape="id8" draw:start-glue-point="2" draw:end-shape="id7" draw:end-glue-point="0" svg:d="m7553 14869-1414 2168">
          <text:p/>
        </draw:connector>
        <draw:g>
          <draw:custom-shape draw:style-name="gr6" draw:text-style-name="P1" draw:layer="layout" svg:width="0.16cm" svg:height="0.161cm" draw:transform="rotate (-3.14159265358979) translate (6.837cm 23.1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-3.14159265358979) translate (6.838cm 22.6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-3.14159265358979) translate (6.838cm 22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" draw:layer="layout" draw:type="line" svg:x1="14.99cm" svg:y1="12.988cm" svg:x2="7.444cm" svg:y2="18.376cm" draw:start-shape="id1" draw:end-shape="id9" draw:end-glue-point="1" svg:d="m14990 12988-7546 5388">
          <text:p/>
        </draw:connector>
        <draw:frame draw:style-name="gr7" draw:text-style-name="P3" draw:layer="layout" svg:width="2.394cm" svg:height="0.725cm" svg:x="4.997cm" svg:y="20.049cm">
          <draw:text-box>
            <text:p><text:span text:style-name="T1">qclserver</text:span></text:p>
          </draw:text-box>
        </draw:frame>
        <draw:custom-shape draw:style-name="gr17" draw:text-style-name="P4" xml:id="id11" draw:id="id11" draw:layer="layout" svg:width="3.401cm" svg:height="2.199cm" svg:x="14.594cm" svg:y="15.253cm">
          <text:p text:style-name="P1"><text:span text:style-name="T2">SQLite</text:span></text:p>
          <text:p text:style-name="P1"><text:span text:style-name="T2">database fil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draw:type="lines" svg:x1="16.294cm" svg:y1="14.328cm" svg:x2="16.295cm" svg:y2="15.253cm" draw:start-shape="id10" draw:start-glue-point="2" draw:end-shape="id11" draw:end-glue-point="5" svg:d="m16294 14328v500l1-77v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1-23T12:03:57</dc:date>
    <dc:creator>Jo Asplin</dc:creator>
    <meta:editing-duration>P6DT7H18M9S</meta:editing-duration>
    <meta:editing-cycles>113</meta:editing-cycles>
    <meta:generator>LibreOffice/3.5$Linux_X86_64 LibreOffice_project/350m1$Build-2</meta:generator>
    <meta:document-statistic meta:object-count="61"/>
  </office:meta>
</office:document-meta>
</file>